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6b781" officeooo:paragraph-rsid="0016b781" style:font-weight-asian="bold" style:font-weight-complex="bold"/>
    </style:style>
    <style:style style:name="P2" style:family="paragraph" style:parent-style-name="Standard">
      <style:text-properties officeooo:rsid="0016b781" officeooo:paragraph-rsid="0016b7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rators</text:p>
      <text:p text:style-name="Standard"/>
      <text:p text:style-name="P2">-instanceof:</text:p>
      <text:p text:style-name="Standard"/>
      <text:p text:style-name="P2"><text:tab/><text:a xlink:type="simple" xlink:href="https://github.com/DaniBencz/megalotis-foundation-normal-exam/blob/master/ex3restaurantUpdate.ts" text:style-name="Internet_20_link" text:visited-style-name="Visited_20_Internet_20_Link">link</text:a> or <text:a xlink:type="simple" xlink:href="https://developer.mozilla.org/en-US/docs/Web/JavaScript/Reference/Operators/instanceof" text:style-name="Internet_20_link" text:visited-style-name="Visited_20_Internet_20_Link">link</text:a></text:p>
      <text:p text:style-name="Standard"/>
      <text:p text:style-name="Standard"/>
      <text:p text:style-name="Standard"/>
      <text:p text:style-name="Standard"/>
      <text:p text:style-name="Standard">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21:14:57.872000000</meta:creation-date>
    <dc:date>2019-02-21T21:22:07.869000000</dc:date>
    <meta:editing-duration>PT7M8S</meta:editing-duration>
    <meta:editing-cycles>3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4" meta:word-count="6" meta:character-count="35" meta:non-whitespace-character-count="32"/>
  </office:meta>
</office:document-meta>
</file>